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771in"/>
    </style:style>
    <style:style style:name="Table1.B" style:family="table-column">
      <style:table-column-properties style:column-width="5.5479in"/>
    </style:style>
    <style:style style:name="Table1.A1" style:family="table-cell">
      <style:table-cell-properties style:vertical-align="middle" fo:padding="0.0194in" fo:border-left="0.75pt solid #808080" fo:border-right="0.75pt solid #808080" fo:border-top="0.75pt solid #808080" fo:border-bottom="0.05pt solid #808080"/>
    </style:style>
    <style:style style:name="Table1.B1" style:family="table-cell">
      <style:table-cell-properties style:vertical-align="middle" fo:padding="0.0194in" fo:border-left="0.05pt solid #808080" fo:border-right="0.75pt solid #808080" fo:border-top="0.75pt solid #808080" fo:border-bottom="0.05pt solid #808080"/>
    </style:style>
    <style:style style:name="Table1.A2" style:family="table-cell">
      <style:table-cell-properties style:vertical-align="middle" fo:padding="0.0194in" fo:border-left="0.75pt solid #808080" fo:border-right="0.75pt solid #808080" fo:border-top="none" fo:border-bottom="0.05pt solid #808080"/>
    </style:style>
    <style:style style:name="Table1.B2" style:family="table-cell">
      <style:table-cell-properties style:vertical-align="middle" fo:padding="0.0194in" fo:border-left="0.05pt solid #808080" fo:border-right="0.75pt solid #808080" fo:border-top="none" fo:border-bottom="0.05pt solid #808080"/>
    </style:style>
    <style:style style:name="Table1.A6" style:family="table-cell">
      <style:table-cell-properties style:vertical-align="middle" fo:padding="0.0194in" fo:border-left="0.75pt solid #808080" fo:border-right="0.75pt solid #808080" fo:border-top="none" fo:border-bottom="0.75pt solid #808080"/>
    </style:style>
    <style:style style:name="Table1.B6" style:family="table-cell">
      <style:table-cell-properties style:vertical-align="middle" fo:padding="0.0194in" fo:border-left="0.05pt solid #808080" fo:border-right="0.75pt solid #808080" fo:border-top="none" fo:border-bottom="0.75pt solid #808080"/>
    </style:style>
    <style:style style:name="P1" style:family="paragraph" style:parent-style-name="Table_20_Contents" style:list-style-name="L1"/>
    <style:style style:name="P2" style:family="paragraph" style:parent-style-name="Table_20_Contents" style:list-style-name="L2"/>
    <style:style style:name="P3" style:family="paragraph" style:parent-style-name="Table_20_Contents" style:list-style-name="L3"/>
    <style:style style:name="P4" style:family="paragraph" style:parent-style-name="Table_20_Contents" style:list-style-name="L4"/>
    <style:style style:name="P5" style:family="paragraph" style:parent-style-name="Table_20_Contents">
      <style:paragraph-properties fo:margin-top="0in" fo:margin-bottom="0.1965in" loext:contextual-spacing="false"/>
    </style:style>
    <style:style style:name="P6" style:family="paragraph" style:parent-style-name="Table_20_Contents">
      <style:paragraph-properties fo:margin-top="0in" fo:margin-bottom="0.1965in" loext:contextual-spacing="false"/>
      <style:text-properties fo:font-weight="bold"/>
    </style:style>
    <style:style style:name="P7" style:family="paragraph" style:parent-style-name="Table_20_Contents" style:list-style-name="L1">
      <style:paragraph-properties fo:margin-top="0in" fo:margin-bottom="0.1965in" loext:contextual-spacing="false"/>
    </style:style>
    <style:style style:name="P8" style:family="paragraph" style:parent-style-name="Table_20_Contents" style:list-style-name="L2">
      <style:paragraph-properties fo:margin-top="0in" fo:margin-bottom="0.1965in" loext:contextual-spacing="false"/>
    </style:style>
    <style:style style:name="P9" style:family="paragraph" style:parent-style-name="Table_20_Contents" style:list-style-name="L3">
      <style:paragraph-properties fo:margin-top="0in" fo:margin-bottom="0.1965in" loext:contextual-spacing="false"/>
    </style:style>
    <style:style style:name="P10" style:family="paragraph" style:parent-style-name="Table_20_Contents" style:list-style-name="L4">
      <style:paragraph-properties fo:margin-top="0in" fo:margin-bottom="0.1965in" loext:contextual-spacing="false"/>
    </style:style>
    <style:style style:name="P11" style:family="paragraph" style:parent-style-name="Heading_20_1">
      <style:text-properties officeooo:paragraph-rsid="0007c787"/>
    </style:style>
    <style:style style:name="P12" style:family="paragraph" style:parent-style-name="Text_20_body">
      <style:text-properties officeooo:rsid="0007c787" officeooo:paragraph-rsid="0007c787"/>
    </style:style>
    <style:style style:name="P13" style:family="paragraph" style:parent-style-name="Text_20_body">
      <style:text-properties officeooo:rsid="00099cd2" officeooo:paragraph-rsid="00099cd2"/>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officeooo:rsid="0007c787"/>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07c787" style:font-size-asian="12pt" style:font-weight-asian="normal" style:font-size-complex="12pt" style:font-weight-complex="normal"/>
    </style:style>
    <style:style style:name="T8" style:family="text">
      <style:text-properties fo:font-size="12pt" fo:font-weight="normal" officeooo:rsid="000b7ea3"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Missouri Probate</text:h>
      <text:h text:style-name="P11" text:outline-level="1"><text:span text:style-name="T6">Probate is the legal process that occurs after a person (the "decedent") dies, with or without a valid will. </text:span><text:span text:style-name="T7">Probate has two primary purposes: 1) PAY all taxes due; 2) Ensure proceeds are distributed ONLY to rightful </text:span><text:span text:style-name="T8">beneficiaries.</text:span><text:span text:style-name="T7"> </text:span><text:span text:style-name="T6">If the decedent dies with a valid will, then the property is distributed according to the will. If a person dies without a will, then Missouri's probate law dictates how the decedent's assets are distributed. Probate isn't always required when someone dies, depending on what assets are in the estate.</text:span></text:h>
      <text:h text:style-name="Heading_20_2" text:outline-level="2">Types of Estate Administration</text:h>
      <text:p text:style-name="Text_20_body">Probate cases in Missouri are handled at the local county circuit court in the probate division. The process of administering the estate will vary depending on whether the decedent had a valid will and the type of probate administration the decedent's estate will have to go through. In Missouri, if a decedent’s estate is small enough, the law allows you to skip probate altogether and use a simplified process. Otherwise, you'll need to go through a formal probate process in court, either "independent" or "supervised" depending on the circumstances.</text:p>
      <text:p text:style-name="P12">Creditors typically have up to a year after the first notification to make claims against the estate.</text:p>
      <text:p text:style-name="P13">The Estate must be maintained while under probate. </text:p>
      <text:p text:style-name="P13">Generally a Personal Representative is named, whom has the legal right to sell the property</text:p>
      <text:p text:style-name="P13">A non-resident personal representative is generally assigned to provided fiduciary responsibilities. [Distribute the proceeds from the Estate] <text:s text:c="3"/></text:p>
      <text:p text:style-name="P13">Attorney is not required, but always recommended as this is a lengthy legal process that has many forms that need to be filed at specific intervals to specific places. Any attorney engaged SHOULD have probate experience and generally specialize in this field.</text:p>
      <text:p text:style-name="P13">This process OFTEN takes a year or more. <text:s text:c="2"/></text:p>
      <text:h text:style-name="Heading_20_2" text:outline-level="2">Estate Tax</text:h>
      <text:p text:style-name="Text_20_body">Missouri law based a state estate or death tax on the Internal Revenue Service (IRS) estate tax credit. As the IRS stopped allowing state death tax credits after January 1, 2005, Missouri's estate tax is no longer imposed. If, however, the IRS reinstates a state-based estate tax credit, than the Missouri estate tax and tax return will again be required.</text:p>
      <table:table table:name="Table1" table:style-name="Table1">
        <table:table-column table:style-name="Table1.A"/>
        <table:table-column table:style-name="Table1.B"/>
        <table:table-row>
          <table:table-cell table:style-name="Table1.A1" office:value-type="string">
            <text:p text:style-name="P6">Code Sections</text:p>
          </table:table-cell>
          <table:table-cell table:style-name="Table1.B1" office:value-type="string">
            <text:p text:style-name="P5">Missouri Revised Statutes Chapters <text:a xlink:type="simple" xlink:href="http://www.moga.mo.gov/statutes/C472.HTM" office:target-frame-name="_blank" xlink:show="new" text:style-name="Internet_20_link" text:visited-style-name="Visited_20_Internet_20_Link">472</text:a>, <text:a xlink:type="simple" xlink:href="http://www.moga.mo.gov/statutes/C473.HTM" office:target-frame-name="_blank" xlink:show="new" text:style-name="Internet_20_link" text:visited-style-name="Visited_20_Internet_20_Link">473</text:a>, and <text:a xlink:type="simple" xlink:href="http://www.moga.mo.gov/statutes/C474.HTM" office:target-frame-name="_blank" xlink:show="new" text:style-name="Internet_20_link" text:visited-style-name="Visited_20_Internet_20_Link">474</text:a></text:p>
          </table:table-cell>
        </table:table-row>
        <table:table-row>
          <table:table-cell table:style-name="Table1.A2" office:value-type="string">
            <text:p text:style-name="P6">Types of Estate Administration</text:p>
          </table:table-cell>
          <table:table-cell table:style-name="Table1.B2" office:value-type="string">
            <text:list xml:id="list3576489813" text:style-name="L1">
              <text:list-item>
                <text:p text:style-name="P1"><text:span text:style-name="T4">Small Estates</text:span> – doesn’t require probate</text:p>
                <text:list>
                  <text:list-item>
                    <text:p text:style-name="P1"><text:span text:style-name="T1">Small Estates Affidavit</text:span> - For estates of $40,000 or less and 30 days or more since the death, an attorney’s assistance isn’t required. </text:p>
                  </text:list-item>
                  <text:list-item>
                    <text:p text:style-name="P1"><text:span text:style-name="T1">Spouse's Refusal</text:span> – Surviving spouses and the decedent’s unmarried <text:soft-page-break/>minor children can get a support allowance based on their standard of living for one year after the decedent’s death. The spouse’s refusal is when the surviving spouse or the decedent's children ask that their allowances be paid from the estate, when the estate is worth less than the allowance(s). </text:p>
                  </text:list-item>
                  <text:list-item>
                    <text:p text:style-name="P1"><text:span text:style-name="T1">Creditors' Refusal </text:span>- When the estate value is less than $15,000, creditors can also file a "refusal of letters" and can try to reach these assets to pay their bills, when there's no surviving spouse or unmarried minor children. </text:p>
                  </text:list-item>
                </text:list>
              </text:list-item>
              <text:list-item>
                <text:p text:style-name="P1"><text:span text:style-name="T4">Independent Administration</text:span> – requires probate</text:p>
                <text:list>
                  <text:list-item>
                    <text:p text:style-name="P1">A more informal estate administration, possible if designated by will or the beneficiaries agree to it </text:p>
                  </text:list-item>
                </text:list>
              </text:list-item>
              <text:list-item>
                <text:p text:style-name="P1"><text:span text:style-name="T4">Supervised Administration</text:span> – requires probate</text:p>
                <text:list>
                  <text:list-item>
                    <text:p text:style-name="P7">A more formal estate administration where the court must approve many actions by the personal representative. This does increase the amount of time to settle an estate, but can be necessary if disagreements exist among the heirs. </text:p>
                  </text:list-item>
                </text:list>
              </text:list-item>
            </text:list>
          </table:table-cell>
        </table:table-row>
        <table:table-row>
          <table:table-cell table:style-name="Table1.A2" office:value-type="string">
            <text:p text:style-name="P6">What Assets Go Through Probate?</text:p>
          </table:table-cell>
          <table:table-cell table:style-name="Table1.B2" office:value-type="string">
            <text:p text:style-name="P5">Probate is necessary when a person dies with property in his or her name or with rights to receive property. Examples of having property at death include:</text:p>
            <text:list xml:id="list1465469802" text:style-name="L2">
              <text:list-item>
                <text:p text:style-name="P2">Bank accounts in the decedent’s name with no co-owner and no beneficiary designation </text:p>
              </text:list-item>
              <text:list-item>
                <text:p text:style-name="P2">A home or land that is owned by the decedent individually </text:p>
              </text:list-item>
              <text:list-item>
                <text:p text:style-name="P2">A home or land that is co-owned as tenants in common (not with right of survivorship) </text:p>
              </text:list-item>
              <text:list-item>
                <text:p text:style-name="P2">Stocks and bonds in the decedents name </text:p>
              </text:list-item>
              <text:list-item>
                <text:p text:style-name="P8">Tangible possessions such as clothing, jewelry, household furniture, and cars registered in the decedent's name only </text:p>
              </text:list-item>
            </text:list>
          </table:table-cell>
        </table:table-row>
        <table:table-row>
          <table:table-cell table:style-name="Table1.A2" office:value-type="string">
            <text:p text:style-name="P6">What Assets Skip Probate Entirely?</text:p>
          </table:table-cell>
          <table:table-cell table:style-name="Table1.B2" office:value-type="string">
            <text:p text:style-name="P5">Some assets skip probate and go directly to the beneficiary or co-owner. For example:</text:p>
            <text:list xml:id="list4234791111" text:style-name="L3">
              <text:list-item>
                <text:p text:style-name="P3">Property in a revocable trust </text:p>
              </text:list-item>
              <text:list-item>
                <text:p text:style-name="P3">A home or land owned as joint tenants with a right of survivorship or tenancy by the entirety, here the joint tenants own the real estate on the death of the decedent </text:p>
              </text:list-item>
              <text:list-item>
                <text:p text:style-name="P3">Life insurance policies and retirement accounts with a designated beneficiary </text:p>
              </text:list-item>
              <text:list-item>
                <text:p text:style-name="P3">Bank accounts with a Payable on Death (POD) or Transfer on Death (TOD) clause </text:p>
              </text:list-item>
              <text:list-item>
                <text:p text:style-name="P9">Cars, RVs, boats, and motor homes with multiple names on the title in Missouri are presumed to be jointly owned with rights of survivorship and pass to the other(s) upon the death of one of the owners. You can also create a TOD clause (for someone who doesn't currently co-own the vehicle) with the Missouri Department of Revenue. </text:p>
              </text:list-item>
            </text:list>
          </table:table-cell>
        </table:table-row>
        <table:table-row>
          <table:table-cell table:style-name="Table1.A2" office:value-type="string">
            <text:p text:style-name="P6">Estate Taxes</text:p>
          </table:table-cell>
          <table:table-cell table:style-name="Table1.B2" office:value-type="string">
            <text:p text:style-name="P5">Since 2005, Missouri doesn't have a separate state death tax or estate tax.<text:soft-page-break/></text:p>
          </table:table-cell>
        </table:table-row>
        <table:table-row>
          <table:table-cell table:style-name="Table1.A6" office:value-type="string">
            <text:p text:style-name="P5"><text:span text:style-name="T5">What Other Taxes Must be Paid?</text:span></text:p>
          </table:table-cell>
          <table:table-cell table:style-name="Table1.B6" office:value-type="string">
            <text:p text:style-name="P5">The estate must file and pay all necessary state and federal taxes including:</text:p>
            <text:list xml:id="list1134755091" text:style-name="L4">
              <text:list-item>
                <text:p text:style-name="P4">The final income tax return of the deceased </text:p>
              </text:list-item>
              <text:list-item>
                <text:p text:style-name="P4">Any real estate or personal property taxes owed by the deceased </text:p>
              </text:list-item>
              <text:list-item>
                <text:p text:style-name="P4">Possibly an income tax return for the estate for income coming to the estate after death, if there's sufficient income </text:p>
              </text:list-item>
              <text:list-item>
                <text:p text:style-name="P10">Possible death transfer taxes for probate assets transferred at death, such as life insurance, over a minimum amount that Congress sets </text:p>
              </text:list-item>
            </text:list>
          </table:table-cell>
        </table:table-row>
      </table:table>
      <text:p text:style-name="Text_20_body"><text:span text:style-name="T2">Note:</text:span> <text:span text:style-name="T1">State laws are always subject to change through the passage of new legislation, rulings in the higher courts (including federal decisions), ballot initiatives, and other means. </text:span><text:span text:style-name="T3">AFIK this is</text:span><text:span text:style-name="T1"> most current information available, please consult an attorney or conduct your own legal research to verify the state law(s) you are researchi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y Stevens</meta:initial-creator>
    <meta:creation-date>2021-04-24T10:31:40.582323252</meta:creation-date>
    <dc:date>2021-04-24T10:50:24.143833808</dc:date>
    <dc:creator>Roy Stevens</dc:creator>
    <meta:editing-duration>PT8M32S</meta:editing-duration>
    <meta:editing-cycles>3</meta:editing-cycles>
    <meta:generator>LibreOffice/6.0.7.3$Linux_X86_64 LibreOffice_project/00m0$Build-3</meta:generator>
    <meta:document-statistic meta:table-count="1" meta:image-count="0" meta:object-count="0" meta:page-count="3" meta:paragraph-count="46" meta:word-count="953" meta:character-count="5765" meta:non-whitespace-character-count="4849"/>
  </office:meta>
</office:document-meta>
</file>